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ff" draw:marker-start-width="0.457cm" draw:marker-end-width="0.457cm" draw:fill="none" draw:fill-color="#0000ff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svg:stroke-color="#0000ff"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ff6309" draw:marker-start="Dimension_20_Lines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62cm" svg:height="0.127cm" svg:x="7.119cm" svg:y="10.127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7.599cm" svg:y="9.87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8.6cm" svg:y="9.87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4" draw:text-style-name="P3" draw:layer="layout" svg:width="5.277cm" svg:height="1.195cm" svg:x="17.747cm" svg:y="9.593cm">
            <draw:text-box>
              <text:p text:style-name="P2"><text:span text:style-name="T1">n=1 <text:s/>K edge</text:span></text:p>
            </draw:text-box>
          </draw:frame>
        </draw:g>
        <draw:g>
          <draw:custom-shape draw:style-name="gr1" draw:text-style-name="P1" draw:layer="layout" svg:width="10.262cm" svg:height="0.127cm" svg:x="7.12cm" svg:y="6.32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7.6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8.601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9.6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10.601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11.6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12.601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4" draw:text-style-name="P3" draw:layer="layout" svg:width="5.637cm" svg:height="1.195cm" svg:x="17.748cm" svg:y="5.794cm">
            <draw:text-box>
              <text:p text:style-name="P2"><text:span text:style-name="T1">n=2 <text:s/>L edges</text:span></text:p>
            </draw:text-box>
          </draw:frame>
        </draw:g>
        <draw:g>
          <draw:custom-shape draw:style-name="gr1" draw:text-style-name="P1" draw:layer="layout" svg:width="10.262cm" svg:height="0.127cm" svg:x="7.121cm" svg:y="4.829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33cm" svg:height="0.329cm" svg:x="7.601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8.121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29cm" svg:height="0.329cm" svg:x="8.64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159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678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0.198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0.717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29cm" svg:height="0.329cm" svg:x="11.237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1.755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2.275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  <draw:frame draw:style-name="gr4" draw:text-style-name="P3" draw:layer="layout" svg:width="5.844cm" svg:height="1.195cm" svg:x="17.749cm" svg:y="4.295cm">
            <draw:text-box>
              <text:p text:style-name="P2"><text:span text:style-name="T1">n=3 <text:s/>M edges</text:span></text:p>
            </draw:text-box>
          </draw:frame>
        </draw:g>
        <draw:g>
          <draw:custom-shape draw:style-name="gr1" draw:text-style-name="P1" draw:layer="layout" svg:width="10.253cm" svg:height="0.136cm" svg:x="7.122cm" svg:y="3.925cm">
            <text:p text:style-name="P2"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33cm" svg:height="0.329cm" svg:x="7.60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8.12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8.64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16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68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0.20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10.72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1.24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1.76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2.28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2.80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13.32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3.84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4.36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4.88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5.40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15.9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6.44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  <draw:frame draw:style-name="gr4" draw:text-style-name="P3" draw:layer="layout" svg:width="5.747cm" svg:height="1.195cm" svg:x="17.75cm" svg:y="3.396cm">
            <draw:text-box>
              <text:p text:style-name="P2"><text:span text:style-name="T1">n=4 <text:s/>N edges</text:span></text:p>
            </draw:text-box>
          </draw:frame>
        </draw:g>
        <draw:custom-shape draw:style-name="gr3" draw:text-style-name="P1" draw:layer="layout" svg:width="0.635cm" svg:height="0.635cm" svg:x="10cm" svg:y="1.174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ath draw:style-name="gr5" draw:text-style-name="P1" draw:layer="layout" svg:width="8.429cm" svg:height="2.821cm" draw:transform="rotate (1.280548072188) translate (4.72142846008915cm 8.92990309259399cm)" svg:viewBox="0 0 8430 2822" svg:d="m0 16913c573-1527 1530-2190 3273-2659 1844-497 4099 1034 5157 2727">
          <text:p text:style-name="P2"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uce Ravel</meta:initial-creator>
    <meta:creation-date>2008-07-31T14:10:48</meta:creation-date>
    <dc:creator>Bruce Ravel</dc:creator>
    <dc:date>2008-08-12T11:07:33</dc:date>
    <meta:editing-cycles>8</meta:editing-cycles>
    <meta:editing-duration>P1DT1H4M0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